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/>P3_01_lienGithub : https://github.com/KevinRoss-code/Site-ohmyfood.git</text:p>
      <text:p text:style-name="Standard"/>
      <text:p text:style-name="Standard">P3_02_lienpageweb : https://ohmyfood-club.fr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2-22T08:25:56.58</meta:creation-date>
    <meta:document-statistic meta:table-count="0" meta:image-count="0" meta:object-count="0" meta:page-count="1" meta:paragraph-count="2" meta:word-count="6" meta:character-count="116"/>
    <dc:date>2020-02-22T08:28:43.33</dc:date>
    <meta:editing-duration>PT2M47S</meta:editing-duration>
    <meta:editing-cycles>1</meta:editing-cycles>
    <meta:generator>OpenOffice/4.1.7$Win32 OpenOffice.org_project/417m1$Build-9800</meta:generator>
  </office:meta>
</office:document-meta>
</file>